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35125530571006485" text:style-name="L1">
        <text:list-item>
          <text:p text:style-name="P1">Deploying Django website to VPS with uWSGI, Nginx and Ubuntu 18.04 : <text:a xlink:type="simple" xlink:href="https://medium.com/@panzelva/deploying-django-website-to-vps-with-uwsgi-and-nginx-on-ubuntu-18-04-db9b387ad19d" text:style-name="Internet_20_link" text:visited-style-name="Visited_20_Internet_20_Link">https://medium.com/@panzelva/deploying-django-website-to-vps-with-uwsgi-and-nginx-on-ubuntu-18-04-db9b387ad19d</text:a></text:p>
        </text:list-item>
        <text:list-item>
          <text:p text:style-name="P1">How To Set Up Automatic Deployment with Git with a VPS : <text:a xlink:type="simple" xlink:href="https://www.digitalocean.com/community/tutorials/how-to-set-up-automatic-deployment-with-git-with-a-vps" text:style-name="Internet_20_link" text:visited-style-name="Visited_20_Internet_20_Link">How To Set Up Automatic Deployment with Git with a VPS | DigitalOcean</text:a> </text:p>
        </text:list-item>
        <text:list-item>
          <text:p text:style-name="P1"><text:a xlink:type="simple" xlink:href="https://vpsfix.com/8833/secure-virtualmin-ubuntu-vps/" text:style-name="Internet_20_link" text:visited-style-name="Visited_20_Internet_20_Link">How to Secure Virtualmin &amp; Ubuntu 16.04 VPS ~ vpsfix.com</text:a></text:p>
        </text:list-item>
        <text:list-item>
          <text:p text:style-name="P1">SSH : <text:a xlink:type="simple" xlink:href="https://linuxhint.com/secure-ssh-server-ubuntu/" text:style-name="Internet_20_link" text:visited-style-name="Visited_20_Internet_20_Link">How to Secure the SSH Server in Ubuntu 20.04 from Basic to Advanced – Linux Hint</text:a> </text:p>
        </text:list-item>
        <text:list-item>
          <text:p text:style-name="P1">Fail2Ban : <text:a xlink:type="simple" xlink:href="https://tecnstuff.net/how-to-install-and-configure-fail2ban-on-ubuntu-20-04/#:~:text=%20How%20to%20Install%20and%20Configure%20Fail2ban%20on,6%20.%20By%20default%2C%20%2Fetc%2Ffail2ban%2Fjail.conf%20and...%20More%20" text:style-name="Internet_20_link" text:visited-style-name="Visited_20_Internet_20_Link">How to Install and Configure Fail2ban on Ubuntu 20.04 - TecNStuff</text:a> </text:p>
        </text:list-item>
        <text:list-item>
          <text:p text:style-name="P1">Nikto Scanner : <text:a xlink:type="simple" xlink:href="https://github.com/sullo/nikto" text:style-name="Internet_20_link" text:visited-style-name="Visited_20_Internet_20_Link">https://github.com/sullo/nikto</text:a></text:p>
        </text:list-item>
        <text:list-item>
          <text:p text:style-name="P1">Snort : <text:a xlink:type="simple" xlink:href="https://linuxhint.com/snort-ubuntu-tutorial/" text:style-name="Internet_20_link" text:visited-style-name="Visited_20_Internet_20_Link">https://linuxhint.com/snort-ubuntu-tutorial/</text:a></text:p>
        </text:list-item>
        <text:list-item>
          <text:p text:style-name="P1">Change SSH port : <text:a xlink:type="simple" xlink:href="https://www.ubuntu18.com/ubuntu-change-ssh-port/#:~:text=%20If%20you%20want%20to%20change%20the%20default,Restart%20the%20SSH%20server%3A%0Asystemctl%20restart%20sshd%20More%20" text:style-name="Internet_20_link" text:visited-style-name="Visited_20_Internet_20_Link">https://www.ubuntu18.com/ubuntu-change-ssh-port/#:~:text=%20If%20you%20want%20to%20change%20the%20default,Restart%20the%20SSH%20server%3A%0Asystemctl%20restart%20sshd%20More%20</text:a></text:p>
        </text:list-item>
        <text:list-item>
          <text:p text:style-name="P1">Change user's password : <text:a xlink:type="simple" xlink:href="https://linuxize.com/post/how-to-change-user-password-in-ubuntu/" text:style-name="Internet_20_link" text:visited-style-name="Visited_20_Internet_20_Link">https://linuxize.com/post/how-to-change-user-password-in-ubuntu/</text:a></text:p>
        </text:list-item>
        <text:list-item>
          <text:p text:style-name="P1"><text:s/>How to Enable and Disable Root User Account in Ubuntu : <text:a xlink:type="simple" xlink:href="https://linuxize.com/post/how-to-enable-and-disable-root-user-account-in-ubuntu/" text:style-name="Internet_20_link" text:visited-style-name="Visited_20_Internet_20_Link">https://linuxize.com/post/how-to-enable-and-disable-root-user-account-in-ubuntu/</text:a></text:p>
        </text:list-item>
        <text:list-item>
          <text:p text:style-name="P1">How To Secure Nginx with Let's Encrypt on Ubuntu 20.04 : <text:a xlink:type="simple" xlink:href="https://www.digitalocean.com/community/tutorials/how-to-secure-nginx-with-let-s-encrypt-on-ubuntu-20-04" text:style-name="Internet_20_link" text:visited-style-name="Visited_20_Internet_20_Link">https://www.digitalocean.com/community/tutorials/how-to-secure-nginx-with-let-s-encrypt-on-ubuntu-20-04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15M56S</meta:editing-duration>
    <meta:editing-cycles>9</meta:editing-cycles>
    <meta:generator>OpenOffice/4.1.8$Win32 OpenOffice.org_project/418m3$Build-9803</meta:generator>
    <dc:date>2021-12-29T16:32:58.61</dc:date>
    <dc:creator>Jason Aloyau</dc:creator>
    <meta:document-statistic meta:table-count="0" meta:image-count="0" meta:object-count="0" meta:page-count="1" meta:paragraph-count="11" meta:word-count="131" meta:character-count="1228"/>
    <meta:user-defined meta:name="Info 1"/>
    <meta:user-defined meta:name="Info 2"/>
    <meta:user-defined meta:name="Info 3"/>
    <meta:user-defined meta:name="Info 4"/>
  </office:meta>
</office:document-meta>
</file>